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9792" officeooo:paragraph-rsid="00079792"/>
    </style:style>
    <style:style style:name="P2" style:family="paragraph" style:parent-style-name="Standard">
      <style:text-properties officeooo:rsid="0003586e" officeooo:paragraph-rsid="00079792"/>
    </style:style>
    <style:style style:name="P3" style:family="paragraph" style:parent-style-name="Standard">
      <style:paragraph-properties fo:text-align="center" style:justify-single-word="false"/>
      <style:text-properties fo:font-size="16pt" officeooo:rsid="00079792" officeooo:paragraph-rsid="00079792" style:font-size-asian="16pt" style:font-size-complex="16pt"/>
    </style:style>
    <style:style style:name="P4" style:family="paragraph" style:parent-style-name="Standard" style:list-style-name="L1">
      <style:text-properties officeooo:rsid="0009fe6b" officeooo:paragraph-rsid="0009fe6b"/>
    </style:style>
    <style:style style:name="T1" style:family="text">
      <style:text-properties officeooo:rsid="0007979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ecklist de Teste de Sistema</text:p>
      <text:p text:style-name="P1"/>
      <text:p text:style-name="P2">Checklist para verifica<text:span text:style-name="T1">r</text:span> se os <text:span text:style-name="T1">requisitos do sistema foram todos feitos.</text:span></text:p>
      <text:p text:style-name="P2"/>
      <text:list xml:id="list1758968906" text:style-name="L1">
        <text:list-item>
          <text:p text:style-name="P4">Cadastro de usuário (testar a falha também)</text:p>
        </text:list-item>
        <text:list-item>
          <text:p text:style-name="P4">Login (testar a falha também)</text:p>
        </text:list-item>
        <text:list-item>
          <text:p text:style-name="P4">Adicionar livro</text:p>
        </text:list-item>
        <text:list-item>
          <text:p text:style-name="P4">Remover livro (testar livro que não está na estante também)</text:p>
        </text:list-item>
        <text:list-item>
          <text:p text:style-name="P4">Consultar livro (testar livro inexistente também)</text:p>
        </text:list-item>
        <text:list-item>
          <text:p text:style-name="P4">Informar troca (testar com livro que não está na estante também)</text:p>
        </text:list-item>
        <text:list-item>
          <text:p text:style-name="P4">Consultar livros para troca (testar com livros que não estão para troca também</text:p>
        </text:list-item>
        <text:list-item>
          <text:p text:style-name="P4">Testar Logout</text:p>
        </text:list-item>
        <text:list-item>
          <text:p text:style-name="P4">Escrever resenh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9:09:19.360000000</meta:creation-date>
    <meta:generator>LibreOffice/5.4.6.2$Windows_X86_64 LibreOffice_project/4014ce260a04f1026ba855d3b8d91541c224eab8</meta:generator>
    <dc:date>2018-06-25T19:14:44.861000000</dc:date>
    <meta:editing-duration>PT35M55S</meta:editing-duration>
    <meta:editing-cycles>3</meta:editing-cycles>
    <meta:document-statistic meta:table-count="0" meta:image-count="0" meta:object-count="0" meta:page-count="1" meta:paragraph-count="11" meta:word-count="83" meta:character-count="485" meta:non-whitespace-character-count="422"/>
  </office:meta>
</office:document-meta>
</file>